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d4b60" officeooo:paragraph-rsid="0010963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109635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text-properties fo:font-weight="bold" officeooo:paragraph-rsid="00088e0e" style:font-weight-asian="bold" style:font-weight-complex="bold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5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109635" style:font-size-asian="12pt" style:font-size-complex="12pt"/>
    </style:style>
    <style:style style:name="P16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c346c"/>
    </style:style>
    <style:style style:name="T5" style:family="text">
      <style:text-properties officeooo:rsid="000d4b60"/>
    </style:style>
    <style:style style:name="T6" style:family="text">
      <style:text-properties officeooo:rsid="000d8e45"/>
    </style:style>
    <style:style style:name="T7" style:family="text">
      <style:text-properties officeooo:rsid="00109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9"><text:span text:style-name="T7">Inserisci fascia utenza oraria</text:span>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8"><text:span text:style-name="T7">N/D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9"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4"><text:s/><text:span text:style-name="T7">a. Il direttore accede alla sezione relativa all'inserimento delle fasce di utenza orarie.</text:span></text:p>
            <text:p text:style-name="P14"><text:span text:style-name="T7"/></text:p>
            <text:p text:style-name="P15"><text:span text:style-name="T7"><text:s text:c="8"/>b. Il sistema mostra una form per inserire le varie informazioni.</text:span></text:p>
            <text:p text:style-name="P11"/>
            <text:p text:style-name="P10"><text:span text:style-name="T7">c</text:span>. <text:span text:style-name="T7">Il direttore inserisce le informazioni della nuova fascia oraria (orario di entrata e uscita bambino, retta) e sottomette al sistema</text:span></text:p>
            <text:p text:style-name="P12"/>
            <text:p text:style-name="P16"><text:span text:style-name="T7">d</text:span>. <text:span text:style-name="T7">Il sistema conferma l'avvenuto inserimento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7">i</text:span>l sistema mostra <text:span text:style-name="T7">la nuova fascia oraria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7">24</text:span>: <text:span text:style-name="T7">Inserisci fascia utenz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4</meta:editing-cycles>
    <meta:generator>LibreOffice/3.6$Windows_x86 LibreOffice_project/da8c1e6-fd468f4-454e206-f42a4a9-143cfd</meta:generator>
    <dc:date>2012-10-24T21:31:19.03</dc:date>
    <dc:creator>Mariella </dc:creator>
    <meta:document-statistic meta:table-count="1" meta:image-count="0" meta:object-count="0" meta:page-count="1" meta:paragraph-count="19" meta:word-count="118" meta:character-count="800" meta:non-whitespace-character-count="692"/>
    <meta:user-defined meta:name="Info 1"/>
    <meta:user-defined meta:name="Info 2"/>
    <meta:user-defined meta:name="Info 3"/>
    <meta:user-defined meta:name="Info 4"/>
  </office:meta>
</office:document-meta>
</file>